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393cm" style:rel-column-width="32447*"/>
    </style:style>
    <style:style style:name="Table1.B" style:family="table-column">
      <style:table-column-properties style:column-width="9.578cm" style:rel-column-width="33088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419cm" style:rel-column-width="32448*"/>
    </style:style>
    <style:style style:name="DirectSoundErrors.B" style:family="table-column">
      <style:table-column-properties style:column-width="9.604cm" style:rel-column-width="33087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Input8" style:family="table">
      <style:table-properties style:width="19.024cm" fo:margin-left="-1.021cm" fo:margin-right="-1.002cm" table:align="margins"/>
    </style:style>
    <style:style style:name="DirectInput8.A" style:family="table-column">
      <style:table-column-properties style:column-width="9.525cm" style:rel-column-width="32813*"/>
    </style:style>
    <style:style style:name="DirectInput8.B" style:family="table-column">
      <style:table-column-properties style:column-width="9.499cm" style:rel-column-width="32722*"/>
    </style:style>
    <style:style style:name="DirectInput8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Input8.B1" style:family="table-cell">
      <style:table-cell-properties fo:background-color="#cccc99" fo:padding="0.097cm" fo:border="0.002cm solid #000000">
        <style:background-image/>
      </style:table-cell-properties>
    </style:style>
    <style:style style:name="DirectInput8.A2" style:family="table-cell">
      <style:table-cell-properties fo:padding="0.097cm" fo:border-left="0.002cm solid #000000" fo:border-right="none" fo:border-top="none" fo:border-bottom="0.002cm solid #000000"/>
    </style:style>
    <style:style style:name="DirectInput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Heading_20_1">
      <style:paragraph-properties fo:margin-left="-1.251cm" fo:margin-right="0cm" fo:text-indent="0cm" style:auto-text-indent="false"/>
    </style:style>
    <style:style style:name="P7" style:family="paragraph" style:parent-style-name="Text_20_body">
      <style:paragraph-properties fo:margin-left="-1.251cm" fo:margin-right="0cm" fo:text-indent="0cm" style:auto-text-indent="false"/>
    </style:style>
    <style:style style:name="P8" style:family="paragraph" style:parent-style-name="Table_20_Contents">
      <style:paragraph-properties fo:text-align="center" style:justify-single-word="false" fo:background-color="#cccc99">
        <style:background-image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CLIPLIST</text:p>
          </table:table-cell>
          <table:table-cell table:style-name="Table1.B2" office:value-type="string">
            <text:p text:style-name="Table_20_Contents">DirectDrawInvalidClipList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INVALIDRECT</text:p>
          </table:table-cell>
          <table:table-cell table:style-name="Table1.B2" office:value-type="string">
            <text:p text:style-name="Table_20_Contents">DirectDrawInvalidRectException</text:p>
          </table:table-cell>
        </table:table-row>
        <table:table-row>
          <table:table-cell table:style-name="Table1.A2" office:value-type="string">
            <text:p text:style-name="Table_20_Contents">DDERR_INVALIDSURFACETYPE</text:p>
          </table:table-cell>
          <table:table-cell table:style-name="Table1.B2" office:value-type="string">
            <text:p text:style-name="Table_20_Contents">DirectDrawInvalidSurfaceType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BLTHW</text:p>
          </table:table-cell>
          <table:table-cell table:style-name="Table1.B2" office:value-type="string">
            <text:p text:style-name="Table_20_Contents">DirectDrawNoBlitHardwareException</text:p>
          </table:table-cell>
        </table:table-row>
        <table:table-row>
          <table:table-cell table:style-name="Table1.A2" office:value-type="string">
            <text:p text:style-name="Table_20_Contents">DDERR_NOCLIPLIST</text:p>
          </table:table-cell>
          <table:table-cell table:style-name="Table1.B2" office:value-type="string">
            <text:p text:style-name="Table_20_Contents">DirectDrawNoClipList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DDROPSHW</text:p>
          </table:table-cell>
          <table:table-cell table:style-name="Table1.B2" office:value-type="string">
            <text:p text:style-name="Table_20_Contents">DirectDrawNoDDRasterOperation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MIRRORHW </text:p>
          </table:table-cell>
          <table:table-cell table:style-name="Table1.B2" office:value-type="string">
            <text:p text:style-name="Table_20_Contents">DirectDrawNoMirror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RASTEROPHW</text:p>
          </table:table-cell>
          <table:table-cell table:style-name="Table1.B2" office:value-type="string">
            <text:p text:style-name="Table_20_Contents">DirectDrawNoRasterOperationHardwareException</text:p>
          </table:table-cell>
        </table:table-row>
        <table:table-row>
          <table:table-cell table:style-name="Table1.A2" office:value-type="string">
            <text:p text:style-name="Table_20_Contents">DDERR_NOROTATIONHW</text:p>
          </table:table-cell>
          <table:table-cell table:style-name="Table1.B2" office:value-type="string">
            <text:p text:style-name="Table_20_Contents">DirectDrawNoRotationHardwareException</text:p>
          </table:table-cell>
        </table:table-row>
        <table:table-row>
          <table:table-cell table:style-name="Table1.A2" office:value-type="string">
            <text:p text:style-name="Table_20_Contents">DDERR_NOSTRETCHHW </text:p>
          </table:table-cell>
          <table:table-cell table:style-name="Table1.B2" office:value-type="string">
            <text:p text:style-name="Table_20_Contents">DirectDrawNoStretchHardwareException</text:p>
          </table:table-cell>
        </table:table-row>
        <table:table-row>
          <table:table-cell table:style-name="Table1.A2" office:value-type="string">
            <text:p text:style-name="Table_20_Contents">DDERR_NOTAOVERLAYSURFACE</text:p>
          </table:table-cell>
          <table:table-cell table:style-name="Table1.B2" office:value-type="string">
            <text:p text:style-name="Table_20_Contents">DirectDrawNotAnOverlaySurfaceException</text:p>
          </table:table-cell>
        </table:table-row>
        <table:table-row>
          <table:table-cell table:style-name="Table1.A2" office:value-type="string">
            <text:p text:style-name="Table_20_Contents">DDERR_NOTFLIPPABLE</text:p>
          </table:table-cell>
          <table:table-cell table:style-name="Table1.B2" office:value-type="string">
            <text:p text:style-name="Table_20_Contents">DirectDrawNotFlippabl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ext:soft-page-break/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SURFACELOST</text:p>
          </table:table-cell>
          <table:table-cell table:style-name="Table1.B2" office:value-type="string">
            <text:p text:style-name="Table_20_Contents">DirectDrawSurfaceLost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h text:style-name="P6" text:outline-level="1"/>
      <text:h text:style-name="P6" text:outline-level="1"><text:s/>DirectInput 8</text:h>
      <text:p text:style-name="P7"><text:s text:c="2"/>E_HANDLE is also returned by IDirectInputDevice8::SetCooperativeLevel. </text:p>
      <text:p text:style-name="P7"><text:s text:c="2"/>E_PENDING is returned by IDirectInputDevice8::GetDeviceState.</text:p>
      <table:table table:name="DirectInput8" table:style-name="DirectInput8">
        <table:table-column table:style-name="DirectInput8.A"/>
        <table:table-column table:style-name="DirectInput8.B"/>
        <table:table-row>
          <table:table-cell table:style-name="DirectInput8.A1" office:value-type="string">
            <text:p text:style-name="P8">DirectSound return value</text:p>
          </table:table-cell>
          <table:table-cell table:style-name="DirectInput8.B1" office:value-type="string">
            <text:p text:style-name="P4">.NET Exception</text:p>
          </table:table-cell>
        </table:table-row>
        <text:soft-page-break/>
        <table:table-row>
          <table:table-cell table:style-name="DirectInput8.A2" office:value-type="string">
            <text:p text:style-name="Table_20_Contents">DIERR_ACQUIRED</text:p>
          </table:table-cell>
          <table:table-cell table:style-name="DirectInput8.B2" office:value-type="string">
            <text:p text:style-name="Table_20_Contents">DirectInputAcquiredException</text:p>
          </table:table-cell>
        </table:table-row>
        <table:table-row>
          <table:table-cell table:style-name="DirectInput8.A2" office:value-type="string">
            <text:p text:style-name="Table_20_Contents">DIERR_DEVICENOTREG </text:p>
          </table:table-cell>
          <table:table-cell table:style-name="DirectInput8.B2" office:value-type="string">
            <text:p text:style-name="Table_20_Contents">DirectInputDeviceNotRegisteredException</text:p>
          </table:table-cell>
        </table:table-row>
        <table:table-row>
          <table:table-cell table:style-name="DirectInput8.A2" office:value-type="string">
            <text:p text:style-name="Table_20_Contents">DIERR_INPUTLOST </text:p>
          </table:table-cell>
          <table:table-cell table:style-name="DirectInput8.B2" office:value-type="string">
            <text:p text:style-name="Table_20_Contents">DirectInputDeviceLostException</text:p>
          </table:table-cell>
        </table:table-row>
        <table:table-row>
          <table:table-cell table:style-name="DirectInput8.A2" office:value-type="string">
            <text:p text:style-name="Table_20_Contents">DIERR_INVALIDPARAM</text:p>
          </table:table-cell>
          <table:table-cell table:style-name="DirectInput8.B2" office:value-type="string">
            <text:p text:style-name="Table_20_Contents">DirectInputInvalidParameterException</text:p>
          </table:table-cell>
        </table:table-row>
        <table:table-row>
          <table:table-cell table:style-name="DirectInput8.A2" office:value-type="string">
            <text:p text:style-name="Table_20_Contents">DIERR_NOTACQUIRED </text:p>
          </table:table-cell>
          <table:table-cell table:style-name="DirectInput8.B2" office:value-type="string">
            <text:p text:style-name="Table_20_Contents">DirectInputDeviceNotAcquiredException</text:p>
          </table:table-cell>
        </table:table-row>
        <table:table-row>
          <table:table-cell table:style-name="DirectInput8.A2" office:value-type="string">
            <text:p text:style-name="Table_20_Contents">DIERR_NOINTERFACE </text:p>
          </table:table-cell>
          <table:table-cell table:style-name="DirectInput8.B2" office:value-type="string">
            <text:p text:style-name="Table_20_Contents">DirectInputNoInterfaceException</text:p>
          </table:table-cell>
        </table:table-row>
        <table:table-row>
          <table:table-cell table:style-name="DirectInput8.A2" office:value-type="string">
            <text:p text:style-name="Table_20_Contents">DIERR_NOTINITIALIZED </text:p>
          </table:table-cell>
          <table:table-cell table:style-name="DirectInput8.B2" office:value-type="string">
            <text:p text:style-name="Table_20_Contents">DirectInputNotInitializedException</text:p>
          </table:table-cell>
        </table:table-row>
        <table:table-row>
          <table:table-cell table:style-name="DirectInput8.A2" office:value-type="string">
            <text:p text:style-name="Table_20_Contents">DIERR_OLDDIRECTINPUTVERSION </text:p>
          </table:table-cell>
          <table:table-cell table:style-name="DirectInput8.B2" office:value-type="string">
            <text:p text:style-name="Table_20_Contents">DirectInputOldVersionException</text:p>
          </table:table-cell>
        </table:table-row>
        <table:table-row>
          <table:table-cell table:style-name="DirectInput8.A2" office:value-type="string">
            <text:p text:style-name="Table_20_Contents">DIERR_OTHERAPPHASPRIO </text:p>
          </table:table-cell>
          <table:table-cell table:style-name="DirectInput8.B2" office:value-type="string">
            <text:p text:style-name="Table_20_Contents">DirectInputOtherApplicationHasPriorityException</text:p>
          </table:table-cell>
        </table:table-row>
        <table:table-row>
          <table:table-cell table:style-name="DirectInput8.A2" office:value-type="string">
            <text:p text:style-name="Table_20_Contents">DIERR_OUTOFMEMORY </text:p>
          </table:table-cell>
          <table:table-cell table:style-name="DirectInput8.B2" office:value-type="string">
            <text:p text:style-name="Table_20_Contents">System::OutOfMemoryException</text:p>
          </table:table-cell>
        </table:table-row>
      </table:table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2-26T21:28:17.35</dc:date>
    <meta:editing-duration>P1DT1H5M32S</meta:editing-duration>
    <meta:editing-cycles>26</meta:editing-cycles>
    <meta:generator>OpenOffice/4.1.1$Win32 OpenOffice.org_project/411m6$Build-9775</meta:generator>
    <meta:document-statistic meta:table-count="3" meta:image-count="0" meta:object-count="0" meta:page-count="3" meta:paragraph-count="150" meta:word-count="170" meta:character-count="3964"/>
  </office:meta>
</office:document-meta>
</file>